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, and welcome to my world. My name is Nathan Gabriel, now</text:p>
      <text:p text:style-name="Preformatted_20_Text">Nahtanriel. I am a Musician - Creator. For many years I played Tennis</text:p>
      <text:p text:style-name="Preformatted_20_Text">and got trophies, Aussie Football and got trophies, did gymnastics and</text:p>
      <text:p text:style-name="Preformatted_20_Text">got some ribbons, (<text:span text:style-name="T1">Whoa</text:span>) learnt guitar, created original music</text:p>
      <text:p text:style-name="Preformatted_20_Text">compositions, played video games and developed a passion for how they</text:p>
      <text:p text:style-name="Preformatted_20_Text">were made, spent time learning 3ds Max and Zbrush, created videos and</text:p>
      <text:p text:style-name="Preformatted_20_Text">online content and....other stuff.</text:p>
      <text:p text:style-name="Preformatted_20_Text"/>
      <text:p text:style-name="Preformatted_20_Text">Over the years I have been pushed and pulled towards many things and</text:p>
      <text:p text:style-name="Preformatted_20_Text">tried my best in each. Please join me on this journey of creation and</text:p>
      <text:p text:style-name="Preformatted_20_Text">let us see where it goes. This is my story. (<text:span text:style-name="T1">Add copyright dun dun</text:span></text:p>
      <text:p text:style-name="Preformatted_20_Text"><text:span text:style-name="T1">sound, you know the one</text:span>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30T16:51:25.240000000</dc:date>
    <meta:editing-duration>PT17S</meta:editing-duration>
    <meta:editing-cycles>1</meta:editing-cycles>
    <meta:document-statistic meta:table-count="0" meta:image-count="0" meta:object-count="0" meta:page-count="1" meta:paragraph-count="11" meta:word-count="118" meta:character-count="663" meta:non-whitespace-character-count="556"/>
    <meta:generator>LibreOffice/7.5.5.2$Windows_X86_64 LibreOffice_project/ca8fe7424262805f223b9a2334bc7181abbcbf5e</meta:generator>
  </office:meta>
</office:document-meta>
</file>